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54" calcext:value-type="float">
            <text:p>123.2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5088" calcext:value-type="float">
            <text:p>123.0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3816" calcext:value-type="float">
            <text:p>122.7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6824" calcext:value-type="float">
            <text:p>122.4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0896" calcext:value-type="float">
            <text:p>122.2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7744" calcext:value-type="float">
            <text:p>122.1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38" calcext:value-type="float">
            <text:p>121.8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1336" calcext:value-type="float">
            <text:p>121.9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87184" calcext:value-type="float">
            <text:p>121.4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1424" calcext:value-type="float">
            <text:p>121.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4152" calcext:value-type="float">
            <text:p>114.7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1296" calcext:value-type="float">
            <text:p>114.0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1944" calcext:value-type="float">
            <text:p>113.8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911</text:p>
          </table:table-cell>
          <table:table-cell office:value-type="string" calcext:value-type="string">
            <text:p>TWDB:094091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